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color="#FF0000" fo:language="en" fo:country="US"/>
    </style:style>
    <style:style style:name="P3" style:parent-style-name="Standard" style:family="paragraph">
      <style:text-properties fo:color="#FF0000"/>
    </style:style>
    <style:style style:name="T4" style:parent-style-name="Citation" style:family="text">
      <style:text-properties fo:font-style="normal" style:font-style-asian="normal"/>
    </style:style>
    <style:style style:name="T5" style:parent-style-name="DefaultParagraphFont" style:family="text">
      <style:text-properties fo:font-style="italic" style:font-style-asian="italic"/>
    </style:style>
    <style:style style:name="T6" style:parent-style-name="DefaultParagraphFont" style:family="text">
      <style:text-properties style:script-type="complex"/>
    </style:style>
    <style:style style:name="P7" style:parent-style-name="Standard" style:family="paragraph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color="#FF0000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T14" style:parent-style-name="DefaultParagraphFont" style:family="text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T18" style:parent-style-name="DefaultParagraphFont" style:family="text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color="#FF0000"/>
    </style:style>
  </office:automatic-styles>
  <office:body>
    <office:text text:use-soft-page-breaks="true">
      <text:p text:style-name="P1">SUR LA QUESTION DE LA VIE PRIVEE</text:p>
      <text:p text:style-name="Standard"/>
      <text:p text:style-name="P2">Sujet 1 : Measuring security and privacy on the Web : The idea and use of PrivacyScore.org</text:p>
      <text:p text:style-name="Standard">(présentation à la conférence FOSDEM 2018 :</text:p>
      <text:p text:style-name="Standard"><text:a xlink:href="https://archive.fosdem.org/2018/schedule/event/privacyscore/" office:target-frame-name="_top" xlink:show="replace">https://archive.fosdem.org/2018/schedule/event/privacyscore/</text:a>)</text:p>
      <text:p text:style-name="Standard"/>
      <text:p text:style-name="Standard">Sujet 2 : Exodus traque les mouchards des applications sur Android</text:p>
      <text:p text:style-name="Standard">voir la présentation aux JCSA 2018, « Analyser le<text:s/>comportement des applications mobiles, un enjeu pour notre intimité</text:p>
      <text:p text:style-name="Standard"><text:a xlink:href="https://www.afnic.fr/fr/l-afnic-en-bref/actualites/actualites-generales/11152/show/jcsa18-retour-sur-l-edition-2018-de-la-journee-du-conseil-scientifique-de-l-afnic.html" office:target-frame-name="_top" xlink:show="replace">https://www.afnic.fr/fr/l-afnic-en-bref/actualites/actualites-generales/11152/show/jcsa18-retour-sur-l-edition-2018-de-la-journee-du-conseil-scientifique-de-l-afnic.html</text:a>)</text:p>
      <text:p text:style-name="Standard"/>
      <text:p text:style-name="Standard">SUR LA CRYPTOGRAPHIE</text:p>
      <text:p text:style-name="Standard"/>
      <text:p text:style-name="P3">Sujet 3 : Cryptographie post-quantique</text:p>
      <text:p text:style-name="Standard">voir article de Anne Canteaut dans La Recherche, 11/2018</text:p>
      <text:p text:style-name="Standard">MISC Hors Série avril 2016 « Le grand défi du post-quantique »</text:p>
      <text:p text:style-name="Standard"><text:a xlink:href="https://connect.ed-diamond.com/MISC/MISCHS-013/Le-grand-defi-du-post-quantique" office:target-frame-name="_top" xlink:show="replace">https://connect.ed-diamond.com/MISC/MISCHS-013/Le-grand-defi-du-post-quantique</text:a></text:p>
      <text:p text:style-name="Standard">« La cryptographie de demain », Pour la Science mai 2016,<text:s/><text:a xlink:href="https://www.pourlascience.fr/sd/informatique/la-cryptographie-de-demain-9108.php" office:target-frame-name="_top" xlink:show="replace">https://www.pourlascience.fr/sd/informatique/la-cryptographie-de-demain-9108.php</text:a></text:p>
      <text:p text:style-name="Standard"><text:a xlink:href="https://eprint.iacr.org/2015/1018.pdf" office:target-frame-name="_top" xlink:show="replace">https://eprint.iacr.org/2015/1018.pdf</text:a></text:p>
      <text:p text:style-name="Standard"/>
      <text:p text:style-name="Standard">Sujet 4 :Chiffrement homomorphe</text:p>
      <text:p text:style-name="Standard">voir <text:s/><text:bookmark-start text:name="Jean-Paul_Delahaye2015"/><text:bookmark-start text:name="Delahaye2015"/><text:bookmark-end text:name="Jean-Paul_Delahaye2015"/><text:bookmark-end text:name="Delahaye2015"/>« <text:span text:style-name="T4">Déléguer un calcul sans divulguer ses données</text:span> », Jean-Paul Delahaye,<text:s/><text:a xlink:href="https://fr.wikipedia.org/wiki/Pour_la_Science" office:target-frame-name="_top" xlink:show="replace"><text:span text:style-name="T5">Pour la Science</text:span></text:a>,<text:span text:style-name="T6">‎</text:span><text:s/>octobre 2015</text:p>
      <text:p text:style-name="Standard">CryptoNets</text:p>
      <text:p text:style-name="Standard"><text:a xlink:href="http://proceedings.mlr.press/v48/gilad-bachrach16.pdf" office:target-frame-name="_top" xlink:show="replace">http://proceedings.mlr.press/v48/gilad-bachrach16.pdf</text:a></text:p>
      <text:p text:style-name="Standard"/>
      <text:p text:style-name="Standard">CRYPTOGRAPHIE ET INTERNET</text:p>
      <text:p text:style-name="Standard"/>
      <text:p text:style-name="Standard">Sujet 5 : IETF RFC 8404 Effects of pervasive<text:s/>encryption on Operators</text:p>
      <text:p text:style-name="Standard"><text:a xlink:href="https://tools.ietf.org/html/rfc8404" office:target-frame-name="_top" xlink:show="replace">https://tools.ietf.org/html/rfc8404</text:a></text:p>
      <text:p text:style-name="P7">IETF RFC7258 Pervasive Monitoring is an Attack</text:p>
      <text:p text:style-name="Standard"><text:a xlink:href="https://tools.ietf.org/html/rfc7258" office:target-frame-name="_top" xlink:show="replace"><text:span text:style-name="T8">https://tools.ietf.org/html/rfc7258</text:span></text:a></text:p>
      <text:p text:style-name="P9"/>
      <text:p text:style-name="Standard">SUR LA RESILIENCE ET LA METROLOGIE DE L'INTERNET</text:p>
      <text:p text:style-name="Standard"/>
      <text:p text:style-name="Standard">Sujet 6 : Résilience de l'Internet</text:p>
      <text:p text:style-name="Standard">voir le document AFNIC , « Peut-on casser Internet ? »</text:p>
      <text:p text:style-name="Standard">et le dernier rapport de l'Observatoire de la Résilience de l'Internet en France</text:p>
      <text:p text:style-name="Standard">https://www.afnic.fr/fr/expertises/labs/projets-realises/l-observatoire-de-la-resilience-de-l-internet-en-france.html</text:p>
      <text:p text:style-name="Standard"/>
      <text:p text:style-name="P10">Sujet 7 :RIPE Atlas : a global network of probes that measure Internet connectivity and reachability</text:p>
      <text:p text:style-name="Standard"><text:a xlink:href="https://atlas.ripe.net/" office:target-frame-name="_top" xlink:show="replace">https://atlas.ripe.net/</text:a></text:p>
      <text:p text:style-name="Standard">voir la présentation de Emile Aben à TMA 2017 sur l'utilisation pour la recherche<text:s/><text:a xlink:href="https://www.youtube.com/watch?v=7Riz80tgkyg" office:target-frame-name="_top" xlink:show="replace">https://www.youtube.com/watch?v=7Riz80tgkyg</text:a></text:p>
      <text:p text:style-name="Standard">voir aussi la présentation de Vesna Manojlovic aux JCSA 2018 sur les considérations éthiques<text:s/><text:a xlink:href="https://www.afnic.fr/fr/l-afnic-en-bref/actualites/actualites-generales/11152/show/jcsa18-retour-sur-l-edition-2018-de-la-journee-du-conseil-scientifique-de-l-afnic.html" office:target-frame-name="_top" xlink:show="replace">https://www.afnic.fr/fr/l-afnic-en-bref/actualites/actualites-generales/11152/show/jcsa18-retour-sur-l-edition-2018-de-la-journee-du-conseil-scientifique-de-l-afnic.html</text:a></text:p>
      <text:p text:style-name="Standard">voir l'article sur RIPE Atlas and Internet Protocol journal</text:p>
      <text:p text:style-name="Standard"/>
      <text:p text:style-name="Standard">Sujet 8 : Attaque Amazon Route 53 BGP Hijack en avril 2018</text:p>
      <text:p text:style-name="Standard"/>
      <text:p text:style-name="Standard">Sujet 9 : Déni de service et le protocole DNS</text:p>
      <text:p text:style-name="Standard">Attaque DdoS contre DynDNS le 21/10/2016</text:p>
      <text:p text:style-name="Standard">Attaques random qnames comme l'attaque dafa888</text:p>
      <text:p text:style-name="Standard">Attaques par amplification DNS</text:p>
      <text:p text:style-name="Standard"/>
      <text:p text:style-name="P11">Sujet 10: Utilisation de RIPE Atlas pour détecter des<text:s/>anomalies à grande échelle</text:p>
      <text:p text:style-name="Standard"><text:a xlink:href="https://www.iij-ii.co.jp/en/members/romain/pdf/romain_imc2017.pdf" office:target-frame-name="_top" xlink:show="replace">https://www.iij-ii.co.jp/en/members/romain/pdf/romain_imc2017.pdf</text:a></text:p>
      <text:p text:style-name="Standard"/>
      <text:p text:style-name="Standard">Sujet 11: incidents sur des points d'échange Internet (Amsterdam IX en 2015, Frankfurt IX en 2018)</text:p>
      <text:p text:style-name="Standard"><text:a xlink:href="https://labs.ripe.net/Members/emileaben/does-the-internet-route-around-damage-in-2018" office:target-frame-name="_top" xlink:show="replace">https://labs.ripe.net/Members/emileaben/does-the-internet-route-around-damage-in-2018</text:a></text:p>
      <text:p text:style-name="Standard"><text:a xlink:href="https://labs.ripe.net/Members/emileaben/does-the-internet-route-around-damage" office:target-frame-name="_top" xlink:show="replace">https://labs.ripe.net/Members/emileaben/does-the-internet-route-around-damage</text:a></text:p>
      <text:p text:style-name="Standard"/>
      <text:p text:style-name="Standard"/>
      <text:p text:style-name="Standard">IMPACT DES PROTOCOLES SUR LES DROITS HUMAINS</text:p>
      <text:p text:style-name="Standard"/>
      <text:p text:style-name="P12">Sujet 12 :</text:p>
      <text:p text:style-name="P13">IRTF RFC 8280, Research into Human Rights Protocol Considerations</text:p>
      <text:p text:style-name="Standard"><text:a xlink:href="http://www.rfc-editor.org/rfc/rfc8280.txt" office:target-frame-name="_top" xlink:show="replace"><text:span text:style-name="T14">http://www.rfc-editor.org/rfc/rfc8280.txt</text:span></text:a></text:p>
      <text:p text:style-name="Standard">article de blog de Stephane Bortzmeyer<text:s/><text:a xlink:href="https://www.bortzmeyer.org/8280.html" office:target-frame-name="_top" xlink:show="replace">https://www.bortzmeyer.org/8280.html</text:a></text:p>
      <text:p text:style-name="Standard">F.Musiani et S.Bortzmeyer « La technique et ses conséquences sur les droits humains » (JCSA 2018)<text:s/><text:a xlink:href="https://www.youtube.com/watch?v=SlibjEJKO6Y&amp;feature=youtu.be#t=16m18s" office:target-frame-name="_top" xlink:show="replace">https://www.youtube.com/watch?v=SlibjEJKO6Y&amp;feature=youtu.be#t=16m18s</text:a></text:p>
      <text:p text:style-name="Standard">voir aussi « L'Internet, un espace politique » publié fin 2018</text:p>
      <text:p text:style-name="Standard"/>
      <text:p text:style-name="P15">DETECTION DES INTRUSIONS</text:p>
      <text:p text:style-name="P16"/>
      <text:p text:style-name="P17">Sujet 13 : A Big Data Architecture for Large Scale Security Monitoring, Samuel Marchal et al.</text:p>
      <text:p text:style-name="Standard"><text:a xlink:href="https://www.researchgate.net/publication/283137392_A_Big_Data_Architecture_for_Large_Scale_Security_Monitoring" office:target-frame-name="_top" xlink:show="replace"><text:span text:style-name="T18">https://www.researchgate.net/publication/283137392_A_Big_Data_Architecture_for_Large_Scale_Security_Monitoring</text:span></text:a></text:p>
      <text:p text:style-name="P19"/>
      <text:p text:style-name="P20"/>
      <text:p text:style-name="Standard">VOTE ELECTRONIQUE</text:p>
      <text:p text:style-name="Standard"/>
      <text:p text:style-name="P21">Sujet 14 : Vote électronique</text:p>
      <text:p text:style-name="Standard">voir les publications de Véronique Cortier, en particulier les articles de vulgarisation en français, en bas de page ici :<text:s/><text:a xlink:href="http://www.belenios.org/documentation.php" office:target-frame-name="_top" xlink:show="replace">http://www.belenios.org/documentation.php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Times New Roman"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Heading" style:next-style-name="Textbody" style:default-outline-level="2">
      <style:text-properties style:font-name="Times New Roma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ndrine Vaton</meta:initial-creator>
    <dc:creator>Quan Vo Le Minh</dc:creator>
    <meta:creation-date>2019-01-19T17:19:00Z</meta:creation-date>
    <dc:date>2019-02-27T10:00:00Z</dc:date>
    <meta:template xlink:href="Normal" xlink:type="simple"/>
    <meta:editing-cycles>8</meta:editing-cycles>
    <meta:editing-duration>PT159780S</meta:editing-duration>
    <meta:document-statistic meta:page-count="1" meta:paragraph-count="11" meta:word-count="841" meta:character-count="5629" meta:row-count="39" meta:non-whitespace-character-count="4799"/>
  </office:meta>
</office:document-meta>
</file>